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4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49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font-name="Liberation Serif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election_dax_performanc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ElectionDate</text:p>
          </table:table-cell>
          <table:table-cell office:value-type="string" calcext:value-type="string">
            <text:p>GoverningParties</text:p>
          </table:table-cell>
          <table:table-cell office:value-type="string" calcext:value-type="string">
            <text:p>StartPrice</text:p>
          </table:table-cell>
          <table:table-cell office:value-type="string" calcext:value-type="string">
            <text:p>MidPrice</text:p>
          </table:table-cell>
          <table:table-cell office:value-type="string" calcext:value-type="string">
            <text:p>EndPrice</text:p>
          </table:table-cell>
          <table:table-cell table:number-columns-repeated="2"/>
        </table:table-row>
        <table:table-row table:style-name="ro1">
          <table:table-cell office:value-type="date" office:date-value="1949-08-14" calcext:value-type="date">
            <text:p>1949-08-14</text:p>
          </table:table-cell>
          <table:table-cell office:value-type="string" calcext:value-type="string">
            <text:p>CDU/CSU,FDP,DP</text:p>
          </table:table-cell>
          <table:table-cell table:number-columns-repeated="5"/>
        </table:table-row>
        <table:table-row table:style-name="ro1">
          <table:table-cell office:value-type="date" office:date-value="1953-09-06" calcext:value-type="date">
            <text:p>1953-09-06</text:p>
          </table:table-cell>
          <table:table-cell office:value-type="string" calcext:value-type="string">
            <text:p>CDU/CSU,FDP,DP,GB/BHE</text:p>
          </table:table-cell>
          <table:table-cell table:number-columns-repeated="5"/>
        </table:table-row>
        <table:table-row table:style-name="ro1">
          <table:table-cell office:value-type="date" office:date-value="1957-09-15" calcext:value-type="date">
            <text:p>1957-09-15</text:p>
          </table:table-cell>
          <table:table-cell office:value-type="string" calcext:value-type="string">
            <text:p>CDU/CSU,DP</text:p>
          </table:table-cell>
          <table:table-cell table:number-columns-repeated="5"/>
        </table:table-row>
        <table:table-row table:style-name="ro1">
          <table:table-cell office:value-type="date" office:date-value="1961-09-17" calcext:value-type="date">
            <text:p>1961-09-17</text:p>
          </table:table-cell>
          <table:table-cell office:value-type="string" calcext:value-type="string">
            <text:p>CDU/CSU,FDP</text:p>
          </table:table-cell>
          <table:table-cell table:number-columns-repeated="5"/>
        </table:table-row>
        <table:table-row table:style-name="ro1">
          <table:table-cell office:value-type="date" office:date-value="1965-09-19" calcext:value-type="date">
            <text:p>1965-09-19</text:p>
          </table:table-cell>
          <table:table-cell office:value-type="string" calcext:value-type="string">
            <text:p>CDU/CSU,SPD</text:p>
          </table:table-cell>
          <table:table-cell table:number-columns-repeated="5"/>
        </table:table-row>
        <table:table-row table:style-name="ro1">
          <table:table-cell office:value-type="date" office:date-value="1969-09-28" calcext:value-type="date">
            <text:p>1969-09-28</text:p>
          </table:table-cell>
          <table:table-cell office:value-type="string" calcext:value-type="string">
            <text:p>SPD,FDP</text:p>
          </table:table-cell>
          <table:table-cell table:number-columns-repeated="5"/>
        </table:table-row>
        <table:table-row table:style-name="ro1">
          <table:table-cell office:value-type="date" office:date-value="1972-11-19" calcext:value-type="date">
            <text:p>1972-11-19</text:p>
          </table:table-cell>
          <table:table-cell office:value-type="string" calcext:value-type="string">
            <text:p>SPD,FDP</text:p>
          </table:table-cell>
          <table:table-cell table:number-columns-repeated="5"/>
        </table:table-row>
        <table:table-row table:style-name="ro1">
          <table:table-cell office:value-type="date" office:date-value="1976-10-03" calcext:value-type="date">
            <text:p>1976-10-03</text:p>
          </table:table-cell>
          <table:table-cell office:value-type="string" calcext:value-type="string">
            <text:p>SPD,FDP</text:p>
          </table:table-cell>
          <table:table-cell table:number-columns-repeated="5"/>
        </table:table-row>
        <table:table-row table:style-name="ro1">
          <table:table-cell office:value-type="date" office:date-value="1980-10-05" calcext:value-type="date">
            <text:p>1980-10-05</text:p>
          </table:table-cell>
          <table:table-cell office:value-type="string" calcext:value-type="string">
            <text:p>SPD,FDP</text:p>
          </table:table-cell>
          <table:table-cell table:number-columns-repeated="5"/>
        </table:table-row>
        <table:table-row table:style-name="ro1">
          <table:table-cell office:value-type="date" office:date-value="1983-03-06" calcext:value-type="date">
            <text:p>1983-03-06</text:p>
          </table:table-cell>
          <table:table-cell office:value-type="string" calcext:value-type="string">
            <text:p>CDU/CSU,FDP</text:p>
          </table:table-cell>
          <table:table-cell table:number-columns-repeated="5"/>
        </table:table-row>
        <table:table-row table:style-name="ro1">
          <table:table-cell office:value-type="date" office:date-value="1987-01-25" calcext:value-type="date">
            <text:p>1987-01-25</text:p>
          </table:table-cell>
          <table:table-cell office:value-type="string" calcext:value-type="string">
            <text:p>CDU/CSU,FDP</text:p>
          </table:table-cell>
          <table:table-cell table:number-columns-repeated="5"/>
        </table:table-row>
        <table:table-row table:style-name="ro1">
          <table:table-cell table:style-name="ce2" office:value-type="date" office:date-value="1990-12-02" calcext:value-type="date">
            <text:p>1990-12-02</text:p>
          </table:table-cell>
          <table:table-cell table:style-name="ce3" office:value-type="string" calcext:value-type="string">
            <text:p>CDU/CSU,FDP</text:p>
          </table:table-cell>
          <table:table-cell table:style-name="ce3" office:value-type="float" office:value="1474.160034" calcext:value-type="float">
            <text:p>1474,160034</text:p>
          </table:table-cell>
          <table:table-cell table:style-name="ce3" office:value-type="float" office:value="1466.400024" calcext:value-type="float">
            <text:p>1466,400024</text:p>
          </table:table-cell>
          <table:table-cell table:style-name="ce3" office:value-type="float" office:value="1377.48999" calcext:value-type="float">
            <text:p>1377,48999</text:p>
          </table:table-cell>
          <table:table-cell table:formula="of:=([.D13]-[.C13])/[.C13]*100" office:value-type="float" office:value="-0.526402142306347" calcext:value-type="float">
            <text:p>-0,526402142306347</text:p>
          </table:table-cell>
          <table:table-cell table:formula="of:=([.E13]-[.D13])/[.D13]*100" office:value-type="float" office:value="-6.0631500644329" calcext:value-type="float">
            <text:p>-6,0631500644329</text:p>
          </table:table-cell>
        </table:table-row>
        <table:table-row table:style-name="ro1">
          <table:table-cell table:style-name="ce2" office:value-type="date" office:date-value="1994-10-16" calcext:value-type="date">
            <text:p>1994-10-16</text:p>
          </table:table-cell>
          <table:table-cell table:style-name="ce3" office:value-type="string" calcext:value-type="string">
            <text:p>CDU/CSU,FDP</text:p>
          </table:table-cell>
          <table:table-cell table:style-name="ce3" office:value-type="float" office:value="2173.600098" calcext:value-type="float">
            <text:p>2173,600098</text:p>
          </table:table-cell>
          <table:table-cell table:style-name="ce3" office:value-type="float" office:value="2095.580078" calcext:value-type="float">
            <text:p>2095,580078</text:p>
          </table:table-cell>
          <table:table-cell table:style-name="ce3" office:value-type="float" office:value="2056.27002" calcext:value-type="float">
            <text:p>2056,27002</text:p>
          </table:table-cell>
          <table:table-cell table:formula="of:=([.D14]-[.C14])/[.C14]*100" office:value-type="float" office:value="-3.58943763720791" calcext:value-type="float">
            <text:p>-3,58943763720791</text:p>
          </table:table-cell>
          <table:table-cell table:formula="of:=([.E14]-[.D14])/[.D14]*100" office:value-type="float" office:value="-1.8758556837168" calcext:value-type="float">
            <text:p>-1,8758556837168</text:p>
          </table:table-cell>
        </table:table-row>
        <table:table-row table:style-name="ro1">
          <table:table-cell table:style-name="ce2" office:value-type="date" office:date-value="1998-09-27" calcext:value-type="date">
            <text:p>1998-09-27</text:p>
          </table:table-cell>
          <table:table-cell table:style-name="ce3" office:value-type="string" calcext:value-type="string">
            <text:p>SPD,Greens</text:p>
          </table:table-cell>
          <table:table-cell table:style-name="ce3" office:value-type="float" office:value="5432.029785" calcext:value-type="float">
            <text:p>5432,029785</text:p>
          </table:table-cell>
          <table:table-cell table:style-name="ce3" office:value-type="float" office:value="4677.560059" calcext:value-type="float">
            <text:p>4677,560059</text:p>
          </table:table-cell>
          <table:table-cell table:style-name="ce3" office:value-type="float" office:value="4809.72998" calcext:value-type="float">
            <text:p>4809,72998</text:p>
          </table:table-cell>
          <table:table-cell table:formula="of:=([.D15]-[.C15])/[.C15]*100" office:value-type="float" office:value="-13.889278149457" calcext:value-type="float">
            <text:p>-13,889278149457</text:p>
          </table:table-cell>
          <table:table-cell table:formula="of:=([.E15]-[.D15])/[.D15]*100" office:value-type="float" office:value="2.82561676029566" calcext:value-type="float">
            <text:p>2,82561676029566</text:p>
          </table:table-cell>
        </table:table-row>
        <table:table-row table:style-name="ro1">
          <table:table-cell table:style-name="ce2" office:value-type="date" office:date-value="2002-09-22" calcext:value-type="date">
            <text:p>2002-09-22</text:p>
          </table:table-cell>
          <table:table-cell table:style-name="ce3" office:value-type="string" calcext:value-type="string">
            <text:p>SPD,Greens</text:p>
          </table:table-cell>
          <table:table-cell table:style-name="ce3" office:value-type="float" office:value="3647.129883" calcext:value-type="float">
            <text:p>3647,129883</text:p>
          </table:table-cell>
          <table:table-cell table:style-name="ce3" office:value-type="float" office:value="2914.25" calcext:value-type="float">
            <text:p>2914,25</text:p>
          </table:table-cell>
          <table:table-cell table:style-name="ce3" office:value-type="float" office:value="3165.159912" calcext:value-type="float">
            <text:p>3165,159912</text:p>
          </table:table-cell>
          <table:table-cell table:formula="of:=([.D16]-[.C16])/[.C16]*100" office:value-type="float" office:value="-20.0947020399822" calcext:value-type="float">
            <text:p>-20,0947020399822</text:p>
          </table:table-cell>
          <table:table-cell table:formula="of:=([.E16]-[.D16])/[.D16]*100" office:value-type="float" office:value="8.60975935489406" calcext:value-type="float">
            <text:p>8,60975935489406</text:p>
          </table:table-cell>
        </table:table-row>
        <table:table-row table:style-name="ro1">
          <table:table-cell table:style-name="ce2" office:value-type="date" office:date-value="2005-09-18" calcext:value-type="date">
            <text:p>2005-09-18</text:p>
          </table:table-cell>
          <table:table-cell table:style-name="ce3" office:value-type="string" calcext:value-type="string">
            <text:p>CDU/CSU,SPD</text:p>
          </table:table-cell>
          <table:table-cell table:style-name="ce3" office:value-type="float" office:value="4837.859863" calcext:value-type="float">
            <text:p>4837,859863</text:p>
          </table:table-cell>
          <table:table-cell table:style-name="ce3" office:value-type="float" office:value="4926.129883" calcext:value-type="float">
            <text:p>4926,129883</text:p>
          </table:table-cell>
          <table:table-cell table:style-name="ce3" office:value-type="float" office:value="4825.640137" calcext:value-type="float">
            <text:p>4825,640137</text:p>
          </table:table-cell>
          <table:table-cell table:formula="of:=([.D17]-[.C17])/[.C17]*100" office:value-type="float" office:value="1.8245675257171" calcext:value-type="float">
            <text:p>1,8245675257171</text:p>
          </table:table-cell>
          <table:table-cell table:formula="of:=([.E17]-[.D17])/[.D17]*100" office:value-type="float" office:value="-2.03993293694484" calcext:value-type="float">
            <text:p>-2,03993293694484</text:p>
          </table:table-cell>
        </table:table-row>
        <table:table-row table:style-name="ro1">
          <table:table-cell table:style-name="ce2" office:value-type="date" office:date-value="2009-09-27" calcext:value-type="date">
            <text:p>2009-09-27</text:p>
          </table:table-cell>
          <table:table-cell table:style-name="ce3" office:value-type="string" calcext:value-type="string">
            <text:p>CDU/CSU,FDP</text:p>
          </table:table-cell>
          <table:table-cell table:style-name="ce3" office:value-type="float" office:value="5201.609863" calcext:value-type="float">
            <text:p>5201,609863</text:p>
          </table:table-cell>
          <table:table-cell table:style-name="ce3" office:value-type="float" office:value="5736.310059" calcext:value-type="float">
            <text:p>5736,310059</text:p>
          </table:table-cell>
          <table:table-cell table:style-name="ce3" office:value-type="float" office:value="5488.25" calcext:value-type="float">
            <text:p>5488,25</text:p>
          </table:table-cell>
          <table:table-cell table:formula="of:=([.D18]-[.C18])/[.C18]*100" office:value-type="float" office:value="10.2795136521757" calcext:value-type="float">
            <text:p>10,2795136521757</text:p>
          </table:table-cell>
          <table:table-cell table:formula="of:=([.E18]-[.D18])/[.D18]*100" office:value-type="float" office:value="-4.32438373185225" calcext:value-type="float">
            <text:p>-4,32438373185225</text:p>
          </table:table-cell>
        </table:table-row>
        <table:table-row table:style-name="ro1">
          <table:table-cell table:style-name="ce2" office:value-type="date" office:date-value="2013-09-22" calcext:value-type="date">
            <text:p>2013-09-22</text:p>
          </table:table-cell>
          <table:table-cell table:style-name="ce3" office:value-type="string" calcext:value-type="string">
            <text:p>CDU/CSU,SPD</text:p>
          </table:table-cell>
          <table:table-cell table:style-name="ce3" office:value-type="float" office:value="8359.25" calcext:value-type="float">
            <text:p>8359,25</text:p>
          </table:table-cell>
          <table:table-cell table:style-name="ce3" office:value-type="float" office:value="8635.290039" calcext:value-type="float">
            <text:p>8635,290039</text:p>
          </table:table-cell>
          <table:table-cell table:style-name="ce3" office:value-type="float" office:value="9007.830078" calcext:value-type="float">
            <text:p>9007,830078</text:p>
          </table:table-cell>
          <table:table-cell table:formula="of:=([.D19]-[.C19])/[.C19]*100" office:value-type="float" office:value="3.30221059305559" calcext:value-type="float">
            <text:p>3,30221059305559</text:p>
          </table:table-cell>
          <table:table-cell table:formula="of:=([.E19]-[.D19])/[.D19]*100" office:value-type="float" office:value="4.31415780266187" calcext:value-type="float">
            <text:p>4,31415780266187</text:p>
          </table:table-cell>
        </table:table-row>
        <table:table-row table:style-name="ro1">
          <table:table-cell table:style-name="ce2" office:value-type="date" office:date-value="2017-09-24" calcext:value-type="date">
            <text:p>2017-09-24</text:p>
          </table:table-cell>
          <table:table-cell table:style-name="ce3" office:value-type="string" calcext:value-type="string">
            <text:p>CDU/CSU,SPD</text:p>
          </table:table-cell>
          <table:table-cell table:style-name="ce3" office:value-type="float" office:value="12165.120117" calcext:value-type="float">
            <text:p>12165,120117</text:p>
          </table:table-cell>
          <table:table-cell table:style-name="ce3" office:value-type="float" office:value="12594.80957" calcext:value-type="float">
            <text:p>12594,80957</text:p>
          </table:table-cell>
          <table:table-cell table:style-name="ce3" office:value-type="float" office:value="13478.860352" calcext:value-type="float">
            <text:p>13478,860352</text:p>
          </table:table-cell>
          <table:table-cell table:formula="of:=([.D20]-[.C20])/[.C20]*100" office:value-type="float" office:value="3.53214311792561" calcext:value-type="float">
            <text:p>3,53214311792561</text:p>
          </table:table-cell>
          <table:table-cell table:formula="of:=([.E20]-[.D20])/[.D20]*100" office:value-type="float" office:value="7.01916751568639" calcext:value-type="float">
            <text:p>7,01916751568639</text:p>
          </table:table-cell>
        </table:table-row>
        <table:table-row table:style-name="ro1">
          <table:table-cell table:style-name="ce2" office:value-type="date" office:date-value="2021-09-26" calcext:value-type="date">
            <text:p>2021-09-26</text:p>
          </table:table-cell>
          <table:table-cell table:style-name="ce3" office:value-type="string" calcext:value-type="string">
            <text:p>SPD,Greens,FDP</text:p>
          </table:table-cell>
          <table:table-cell table:style-name="ce3" office:value-type="float" office:value="15925.730469" calcext:value-type="float">
            <text:p>15925,730469</text:p>
          </table:table-cell>
          <table:table-cell table:style-name="ce3" office:value-type="float" office:value="15573.8798834" calcext:value-type="float">
            <text:p>15573,8798834</text:p>
          </table:table-cell>
          <table:table-cell table:style-name="ce3" office:value-type="float" office:value="16054.360352" calcext:value-type="float">
            <text:p>16054,360352</text:p>
          </table:table-cell>
          <table:table-cell table:formula="of:=([.D21]-[.C21])/[.C21]*100" office:value-type="float" office:value="-2.209321489428" calcext:value-type="float">
            <text:p>-2,209321489428</text:p>
          </table:table-cell>
          <table:table-cell table:formula="of:=([.E21]-[.D21])/[.D21]*100" office:value-type="float" office:value="3.08516870681748" calcext:value-type="float">
            <text:p>3,08516870681748</text:p>
          </table:table-cell>
        </table:table-row>
        <table:table-row table:style-name="ro1">
          <table:table-cell table:style-name="Default"/>
          <table:table-cell table:number-columns-repeated="4"/>
          <table:table-cell table:formula="of:=AVERAGE([.F13:.F21])" office:value-type="float" office:value="-2.37452295216749" calcext:value-type="float">
            <text:p>-2,37452295216749</text:p>
          </table:table-cell>
          <table:table-cell table:formula="of:=AVERAGE([.G13:.G21])" office:value-type="float" office:value="1.28339419148985" calcext:value-type="float">
            <text:p>1,28339419148985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Tage</text:p>
          </table:table-cell>
          <table:table-cell office:value-type="string" calcext:value-type="string">
            <text:p>Differenz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3346" calcext:value-type="float">
            <text:p>13346</text:p>
          </table:table-cell>
          <table:table-cell table:style-name="ce4" table:formula="of:=20283.58-1000" office:value-type="float" office:value="19283.58" calcext:value-type="float">
            <text:p>19283,58</text:p>
          </table:table-cell>
          <table:table-cell table:number-columns-repeated="2"/>
          <table:table-cell table:formula="of:=((1+[.C26])^45-1)*100" office:value-type="float" office:value="1.00279492556576" calcext:value-type="float">
            <text:p>1,00279492556576</text:p>
          </table:table-cell>
          <table:table-cell table:formula="of:=((1+[.C26])^45-1)*100" office:value-type="float" office:value="1.00279492556576" calcext:value-type="float">
            <text:p>1,00279492556576</text:p>
          </table:table-cell>
        </table:table-row>
        <table:table-row table:style-name="ro1">
          <table:table-cell table:style-name="Default"/>
          <table:table-cell/>
          <table:table-cell table:formula="of:=([.C25]/1000)^(1/[.B25])-1" office:value-type="float" office:value="0.000221757984681714" calcext:value-type="float">
            <text:p>0,00022175798468171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formula="of:=[.F25]-[.F22]" office:value-type="float" office:value="3.37731787773326" calcext:value-type="float">
            <text:p>3,37731787773326</text:p>
          </table:table-cell>
          <table:table-cell table:formula="of:=[.G25]-[.G22]" office:value-type="float" office:value="-0.280599265924087" calcext:value-type="float">
            <text:p>-0,280599265924087</text:p>
          </table:table-cell>
        </table:table-row>
        <table:table-row table:style-name="ro1">
          <table:table-cell table:style-name="Default"/>
          <table:table-cell/>
          <table:table-cell table:formula="of:=1000*(1+[.C26])^[.B25]" office:value-type="float" office:value="19283.579999976" calcext:value-type="float">
            <text:p>19283,5799999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4T11:52:02.087205062</dc:date>
    <meta:editing-duration>PT30S</meta:editing-duration>
    <meta:editing-cycles>1</meta:editing-cycles>
    <meta:document-statistic meta:table-count="1" meta:cell-count="102" meta:object-count="0"/>
    <meta:generator>LibreOffice/24.8.2.1$MacOSX_X86_64 LibreOffice_project/0f794b6e29741098670a3b95d60478a65d05ef13</meta:generator>
  </office:meta>
</office:document-meta>
</file>